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1.73cm" fo:min-width="4.59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666666"/>
    </style:style>
    <style:style style:name="P3" style:family="paragraph">
      <loext:graphic-properties draw:fill-color="#ffffff"/>
    </style:style>
    <style:style style:name="T1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2cm" svg:height="2.8cm" svg:x="10.2cm" svg:y="7.2cm">
          <text:p text:style-name="P1"><text:span text:style-name="T1">Unspecified</text:span></text:p>
          <text:p text:style-name="P1"><text:span text:style-name="T1">e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sundra Touré </meta:initial-creator>
    <meta:creation-date>2016-06-02T17:16:41.079005170</meta:creation-date>
    <dc:date>2016-06-02T17:17:24.943837188</dc:date>
    <dc:creator>Vasundra Touré </dc:creator>
    <meta:editing-duration>PT44S</meta:editing-duration>
    <meta:editing-cycles>1</meta:editing-cycles>
    <meta:generator>LibreOffice/5.1.3.2$Linux_X86_64 LibreOffice_project/10m0$Build-2</meta:generator>
    <meta:document-statistic meta:object-count="24"/>
  </office:meta>
</office:document-meta>
</file>